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856de" officeooo:paragraph-rsid="000856de" style:font-weight-asian="normal" style:font-weight-complex="normal"/>
    </style:style>
    <style:style style:name="P3" style:family="paragraph" style:parent-style-name="Standard">
      <style:text-properties fo:font-weight="normal" officeooo:rsid="00092a99" officeooo:paragraph-rsid="00092a99" style:font-weight-asian="normal" style:font-weight-complex="normal"/>
    </style:style>
    <style:style style:name="P4" style:family="paragraph" style:parent-style-name="Standard">
      <style:text-properties fo:font-weight="normal" officeooo:rsid="0009b6ed" officeooo:paragraph-rsid="0009b6ed" style:font-weight-asian="normal" style:font-weight-complex="normal"/>
    </style:style>
    <style:style style:name="P5" style:family="paragraph" style:parent-style-name="Standard">
      <style:text-properties fo:font-weight="normal" officeooo:rsid="0009b6ed" officeooo:paragraph-rsid="000c7bcd" style:font-weight-asian="normal" style:font-weight-complex="normal"/>
    </style:style>
    <style:style style:name="P6" style:family="paragraph" style:parent-style-name="Standard">
      <style:text-properties fo:font-weight="normal" officeooo:rsid="000c7bcd" officeooo:paragraph-rsid="000c7bcd" style:font-weight-asian="normal" style:font-weight-complex="normal"/>
    </style:style>
    <style:style style:name="P7" style:family="paragraph" style:parent-style-name="Standard">
      <style:text-properties fo:font-weight="normal" officeooo:rsid="00126a67" officeooo:paragraph-rsid="00126a67" style:font-weight-asian="normal" style:font-weight-complex="normal"/>
    </style:style>
    <style:style style:name="P8" style:family="paragraph" style:parent-style-name="Standard">
      <style:text-properties fo:font-weight="normal" officeooo:rsid="001455c8" officeooo:paragraph-rsid="001455c8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0c7bcd" officeooo:paragraph-rsid="000c7bcd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0584e" officeooo:paragraph-rsid="0010584e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11b439" officeooo:paragraph-rsid="0011b439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11e50e" officeooo:paragraph-rsid="0011e50e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1455c8" officeooo:paragraph-rsid="001455c8" style:font-weight-asian="normal" style:font-weight-complex="normal"/>
    </style:style>
    <style:style style:name="P15" style:family="paragraph" style:parent-style-name="Standard">
      <style:text-properties style:text-underline-style="none" fo:font-weight="normal" style:font-weight-asian="normal" style:font-weight-complex="normal"/>
    </style:style>
    <style:style style:name="P16" style:family="paragraph" style:parent-style-name="Standard">
      <style:text-properties style:text-underline-style="none" fo:font-weight="bold" style:font-weight-asian="bold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rsid="000c7bcd" officeooo:paragraph-rsid="000c7bcd" style:font-weight-asian="bold" style:font-weight-complex="bold"/>
    </style:style>
    <style:style style:name="P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09b6ed" officeooo:paragraph-rsid="0009b6ed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708f2" officeooo:paragraph-rsid="001708f2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0c7bcd" officeooo:paragraph-rsid="000c7bcd" style:font-weight-asian="normal" style:font-weight-complex="normal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weight="bold" officeooo:rsid="000c7bcd" officeooo:paragraph-rsid="000c7bcd" style:font-weight-asian="bold" style:font-weight-complex="bold"/>
    </style:style>
    <style:style style:name="P24" style:family="paragraph" style:parent-style-name="Standard">
      <style:text-properties fo:font-weight="bold" officeooo:rsid="0019b23e" officeooo:paragraph-rsid="0019b23e" style:font-weight-asian="bold" style:font-weight-complex="bold"/>
    </style:style>
    <style:style style:name="P25" style:family="paragraph" style:parent-style-name="Standard">
      <style:text-properties fo:font-weight="bold" officeooo:rsid="001cdf30" officeooo:paragraph-rsid="001cdf30" style:font-weight-asian="bold" style:font-weight-complex="bold"/>
    </style:style>
    <style:style style:name="P26" style:family="paragraph" style:parent-style-name="Standard">
      <style:text-properties fo:font-weight="bold" officeooo:rsid="001eee74" officeooo:paragraph-rsid="001eee74" style:font-weight-asian="bold" style:font-weight-complex="bold"/>
    </style:style>
    <style:style style:name="P27" style:family="paragraph" style:parent-style-name="Standard">
      <style:text-properties fo:font-weight="bold" officeooo:rsid="00221e15" officeooo:paragraph-rsid="00221e15" style:font-weight-asian="bold" style:font-weight-complex="bold"/>
    </style:style>
    <style:style style:name="P28" style:family="paragraph" style:parent-style-name="Standard">
      <style:text-properties fo:font-weight="normal" officeooo:rsid="00126a67" officeooo:paragraph-rsid="00126a67" style:font-weight-asian="normal" style:font-weight-complex="normal"/>
    </style:style>
    <style:style style:name="P29" style:family="paragraph" style:parent-style-name="Standard">
      <style:text-properties fo:font-weight="normal" officeooo:rsid="0009b6ed" officeooo:paragraph-rsid="000c7bcd" style:font-weight-asian="normal" style:font-weight-complex="normal"/>
    </style:style>
    <style:style style:name="P30" style:family="paragraph" style:parent-style-name="Standard">
      <style:text-properties fo:font-weight="normal" officeooo:rsid="0009b6ed" officeooo:paragraph-rsid="0009b6ed" style:font-weight-asian="normal" style:font-weight-complex="normal"/>
    </style:style>
    <style:style style:name="P31" style:family="paragraph" style:parent-style-name="Standard">
      <style:text-properties fo:font-weight="normal" officeooo:paragraph-rsid="001f2d7b" style:font-weight-asian="normal" style:font-weight-complex="normal"/>
    </style:style>
    <style:style style:name="P32" style:family="paragraph" style:parent-style-name="Standard">
      <style:text-properties fo:font-weight="normal" officeooo:rsid="0020100c" officeooo:paragraph-rsid="0020100c" style:font-weight-asian="normal" style:font-weight-complex="normal"/>
    </style:style>
    <style:style style:name="P33" style:family="paragraph" style:parent-style-name="Standard">
      <style:text-properties fo:font-weight="normal" officeooo:rsid="0024f2a5" officeooo:paragraph-rsid="0024f2a5" style:font-weight-asian="normal" style:font-weight-complex="normal"/>
    </style:style>
    <style:style style:name="P34" style:family="paragraph" style:parent-style-name="Standard">
      <style:text-properties style:text-underline-style="none" fo:font-weight="bold" officeooo:rsid="001af40c" officeooo:paragraph-rsid="001af40c" style:font-weight-asian="bold" style:font-weight-complex="bold"/>
    </style:style>
    <style:style style:name="P35" style:family="paragraph" style:parent-style-name="Standard">
      <style:text-properties fo:font-size="14pt" fo:font-weight="bold" officeooo:rsid="000856de" officeooo:paragraph-rsid="000856de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092a99" officeooo:paragraph-rsid="00092a99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09b6ed" officeooo:paragraph-rsid="0009b6ed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1eee74" officeooo:paragraph-rsid="001eee74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1f1314" officeooo:paragraph-rsid="001f1314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1cdf30" officeooo:paragraph-rsid="001cdf30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style:text-underline-style="none" fo:font-weight="bold" officeooo:rsid="001af40c" officeooo:paragraph-rsid="001af40c" style:font-size-asian="14pt" style:font-weight-asian="bold" style:font-size-complex="14pt" style:font-weight-complex="bold"/>
    </style:style>
    <style:style style:name="P42" style:family="paragraph" style:parent-style-name="Standard">
      <style:text-properties officeooo:paragraph-rsid="001f2d7b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4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4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0c7bcd" officeooo:paragraph-rsid="000c7bcd" style:font-weight-asian="bold" style:font-weight-complex="bold"/>
    </style:style>
    <style:style style:name="P4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126a67" officeooo:paragraph-rsid="00126a67" style:font-weight-asian="normal" style:font-weight-complex="normal"/>
    </style:style>
    <style:style style:name="P4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09b6ed" officeooo:paragraph-rsid="000c7bc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7960" style:font-weight-asian="bold" style:font-weight-complex="bold"/>
    </style:style>
    <style:style style:name="T3" style:family="text">
      <style:text-properties fo:font-weight="bold" officeooo:rsid="000c7bc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30401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officeooo:rsid="000c7bcd"/>
    </style:style>
    <style:style style:name="T11" style:family="text">
      <style:text-properties officeooo:rsid="0011e50e"/>
    </style:style>
    <style:style style:name="T12" style:family="text">
      <style:text-properties officeooo:rsid="0020ea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SVILUPPO DELLA GUERRA</text:p>
      <text:p text:style-name="P17"/>
      <text:p text:style-name="P17"/>
      <text:p text:style-name="P17"/>
      <text:p text:style-name="P17"/>
      <text:p text:style-name="P40">INGRESSO DELL'ITALIA IN GUERRA</text:p>
      <text:p text:style-name="P25"/>
      <text:p text:style-name="P25"/>
      <text:p text:style-name="P17">Ingresso in Guerra dell'Italia (pg. 84): </text:p>
      <text:p text:style-name="P1">L'Italia nel 1914 era ancora legata alla <text:span text:style-name="T1">Triplice Alleanza (Germania, Italia, Austria)</text:span> stipulata nel <text:span text:style-name="T1">1882, <text:s/></text:span><text:span text:style-name="T6">l'Italia entrò nell'alleanza per contrastare la Francia in Africa</text:span>. Tale alleanza però era solo <text:span text:style-name="T6">di carattere difensivo</text:span>. Dato che era stata l'Austria a dichiarare Guerra alla Serbia, <text:span text:style-name="T6">L'italia non ebbe l'obbligo di entrare in guerra a fianco della Germania e dell'Austria.</text:span></text:p>
      <text:p text:style-name="P15">Per questo motivo l'Italia non entrò subito in Guerra.</text:p>
      <text:p text:style-name="P15">L'talia si divideva tra <text:span text:style-name="T1">interventisti </text:span>e <text:span text:style-name="T1">neutralisti. </text:span></text:p>
      <text:p text:style-name="P15">I neutralisti erano formati soprattutto da i socialisti minimalisti, i liberali guidati da Giolitti, la chiesa (Poiché l'austria-ungheria era un paese cattolico) e da una buona parte del Parlamento.</text:p>
      <text:p text:style-name="P15">Gli <text:span text:style-name="T1">interventisti</text:span> erano in minoranza, ma riuscirono a fomentare le piazze e diedeero vita a episodi come le "radiose giornate".</text:p>
      <text:p text:style-name="P15"/>
      <text:p text:style-name="P15">Con il <text:span text:style-name="T1">Patto di Londra </text:span>del 26 aprile 1915 (stipulato tra il ministro degli esteri Sonnino e altri esponenti esteri)<text:span text:style-name="T1"> l'Italia si impegnava ad entrare in guerra entro un mese.</text:span></text:p>
      <text:p text:style-name="P9">Questa trattativa rimase segreta al publico e anche alla maggior parte dei politici.</text:p>
      <text:p text:style-name="P15"/>
      <text:p text:style-name="P15">Alla fine<text:span text:style-name="T1"> l'Italia decise di entrare in guerra a fianco dell'Intesa perchè:</text:span></text:p>
      <text:p text:style-name="P16"/>
      <text:p text:style-name="P15">-Nel 1914 non c'era più motivo di contrasto con la Francia.</text:p>
      <text:p text:style-name="Standard"><text:span text:style-name="T9">- L'accordo del Patto di Londra prevedeva che dopo la vittoria l'Italia avrebbe guadagnato</text:span><text:span text:style-name="T7"> le due regioni del Trento e del Trieste, l'Alto Adige, l'Istria, la Dalmazia e una parte delle regioni tedesche in Africa.</text:span></text:p>
      <text:p text:style-name="P15">- Dato che il Re era favorevole all'intervento dell'Italia in Guerra, <text:span text:style-name="T6">se i deputati avessero votato contro il Patto di Londra il Re avrebbe perso prestigio.</text:span></text:p>
      <text:p text:style-name="P15"/>
      <text:p text:style-name="Standard"/>
      <text:p text:style-name="Standard">Pertanto, il Patto di Londra venne ratificato e il 24 maggio 1915 <text:span text:style-name="T1">l'Italia entrò in Guerra a fianco della triplice Intesa.</text:span></text:p>
      <text:p text:style-name="Standard"><text:span text:style-name="T1"/></text:p>
      <text:p text:style-name="P42">Il primo <text:span text:style-name="T1">generale italiano </text:span>è stato <text:span text:style-name="T1">Cadorna,</text:span> che aveva la strategia della <text:span text:style-name="T1">spallata.</text:span></text:p>
      <text:p text:style-name="P42"><text:span text:style-name="T1">L'obiettivo si doveva raggiungere solamente tramite l'attacco</text:span><text:span text:style-name="T4">.</text:span></text:p>
      <text:p text:style-name="P31"/>
      <text:p text:style-name="P31">Questa tattica <text:span text:style-name="T6">risultò inutile e totalmente fallimentare</text:span>, perciò<text:span text:style-name="T6"> i soldati cominciarono a ribellarsi e a disertare. </text:span></text:p>
      <text:p text:style-name="P31">Inoltre <text:span text:style-name="T6">tra i soldati delle due diverse trincee nascevano anche degli episodi di fratellanza</text:span>, visto che condividevano le stessa situazione critica, questi episodi ovviamente erano segretissimi. </text:p>
      <text:p text:style-name="P31"/>
      <text:p text:style-name="P31"><text:span text:style-name="T1">Con l'avvento del nuovo generale Armando Diaz e con la sua nuova strategia le cose cambiarono.</text:span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44"/>
      <text:p text:style-name="P17"><text:soft-page-break/></text:p>
      <text:p text:style-name="P39">CARATTERISTICHE DELLA GUERRA</text:p>
      <text:p text:style-name="Standard"/>
      <text:p text:style-name="Standard"/>
      <text:p text:style-name="Standard">La guerra di trincea non ha visto nessun esito significativo per 3 anni.</text:p>
      <text:p text:style-name="Standard">Ciononostante è stata una <text:span text:style-name="T1">guerra molto violenta</text:span> in cui sono morti circa 10 milioni di soldati.</text:p>
      <text:p text:style-name="P1"/>
      <text:p text:style-name="P1"/>
      <text:p text:style-name="P35">Genocidio degli armeni:</text:p>
      <text:p text:style-name="P2">L'obiettivo dei <text:span text:style-name="T1">Giovani turchi in Turchia</text:span> era quello di costruire uno Stato etnicamente omogeneo, perciò ci fu un genocidio di curdi, greci e soprattutto <text:span text:style-name="T1">armeni.</text:span></text:p>
      <text:p text:style-name="P1"/>
      <text:p text:style-name="P1"/>
      <text:p text:style-name="P36">Le nuove armi:</text:p>
      <text:p text:style-name="P3">In questa guerra ci furono grandi innovazioni militari nel campo bellico.</text:p>
      <text:p text:style-name="P3">Il 70% delle ferite nei combattimenti venne causato dall'<text:span text:style-name="T1">artiglieria.</text:span></text:p>
      <text:p text:style-name="P3">Molto efficienti si sono rivelate le <text:span text:style-name="T1">mitragliatrici (400-500 colpi a minuto).</text:span></text:p>
      <text:p text:style-name="P3">I progressi della <text:span text:style-name="T1">chimica </text:span>portarono allo sviluppo di armi chimiche come i <text:span text:style-name="T1">gas tossici.</text:span></text:p>
      <text:p text:style-name="P3">Furono usati per la prima volta gli <text:span text:style-name="T1">aerei</text:span> (che però ancora non bombardavano), i primi <text:span text:style-name="T1">carri armati </text:span>ed i<text:span text:style-name="T1"> sommergibili.</text:span></text:p>
      <text:p text:style-name="P1"/>
      <text:p text:style-name="P4">Era lo Stato a finanziare l'esercito italiano e le industrie belliche che producevano per esso.</text:p>
      <text:p text:style-name="P1"/>
      <text:p text:style-name="P37">Il fronte interno:</text:p>
      <text:p text:style-name="P7">Il fronte interno era costituito da <text:span text:style-name="T1">tutti i civili che lavoravano per sostenere la guerra.</text:span></text:p>
      <text:p text:style-name="P5">Per evitare malcontenti del popolo riguardo la Guerra, le lettere dei soldati al fronte per i familiari </text:p>
      <text:p text:style-name="P5">vennero censurate in modo che si desse in giro un immagina positiva della Guerra e non distruttiva.</text:p>
      <text:p text:style-name="P5"/>
      <text:p text:style-name="P47"/>
      <text:p text:style-name="P5"/>
      <text:p text:style-name="P38">EVENTI DEL 1917</text:p>
      <text:p text:style-name="P26"/>
      <text:p text:style-name="P26"/>
      <text:p text:style-name="P6">Gli eventi del 1917 furono decisivi:</text:p>
      <text:p text:style-name="P6"/>
      <text:p text:style-name="P18">La ritirata della Russia dalla Guerra.</text:p>
      <text:p text:style-name="P32">A causa delle rivoluzioni interne al potere che furono causate inizialmente da una rivolta <text:span text:style-name="T12">degli operai e dei soldati al fronte.</text:span></text:p>
      <text:p text:style-name="P27">Lo Zar Nicola II abdicò e al suo posto venne instaurato un governo provvisorio <text:span text:style-name="T5">guidato Aleksander Kerenskij. La rivolta fu causata dalla disastrosa condotta della guerra.</text:span></text:p>
      <text:p text:style-name="P33">Dato che anche Kerenskij voleva continuare la guerra, il 24 ottobre i bolshevichi presero il potere eleggendo un governo con a capo Lenin. </text:p>
      <text:p text:style-name="P33">Dopodiche la Russia uscì immediatamente dalla Guerra.</text:p>
      <text:p text:style-name="P32"/>
      <text:p text:style-name="P6"><text:span text:style-name="T1">L'entrata in Guerra degli Stati Uniti </text:span>(per motivi economici)<text:span text:style-name="T1">.</text:span></text:p>
      <text:p text:style-name="P6">Gli stati uniti avevano paura che i prestiti all'Intesa non venissero mai più resi.</text:p>
      <text:p text:style-name="P6"/>
      <text:p text:style-name="P10">Nel gennaio del 18 il Presidente Wilson aveva emanato un documento: <text:span text:style-name="T1">i 14 punti di Wilson </text:span><text:span text:style-name="T2">(pg.107 pdf)</text:span><text:span text:style-name="T1">.</text:span></text:p>
      <text:p text:style-name="P6">In cui si presenta la riorganizzazione del mondo dopo la Guerra e alcuni principi generali che ci sarebbero dovuti essere tra i popoli e le Nazioni nel futuro.</text:p>
      <text:p text:style-name="P6"><text:soft-page-break/></text:p>
      <text:p text:style-name="P6"/>
      <text:p text:style-name="P10"/>
      <text:p text:style-name="P11">Punto 1: Niente più patti segreti tra le Nazioni. (non fu così)</text:p>
      <text:p text:style-name="P11"/>
      <text:p text:style-name="P12">Punto 5: <text:s/><text:span text:style-name="T3">Autodeterminazione:</text:span><text:span text:style-name="T10"> I popoli avrebbero dovuto decidere come e da chi dovevano essere governati.</text:span></text:p>
      <text:p text:style-name="P12"/>
      <text:p text:style-name="P11">Punto 6: La Russia doveva avere rapporti con gli altri paesi europei. <text:s/>(non fu così)</text:p>
      <text:p text:style-name="P11"/>
      <text:p text:style-name="P11">Punto 8: Restituzione dell'Alsazia-Lorena alla Francia.</text:p>
      <text:p text:style-name="P11"/>
      <text:p text:style-name="P11">Punto 11: I popoli sotto dominazione turca avrebbero dovuto ricevere l'autonomia. (non fu così)</text:p>
      <text:p text:style-name="P11"/>
      <text:p text:style-name="P13">Punto 12: Autonomia ai popoli sotto l'Impero Ottomano (non fu così).</text:p>
      <text:p text:style-name="P13"/>
      <text:p text:style-name="P12">Punto 14: Wilson propone una <text:span text:style-name="T1">società delle Nazioni. </text:span>Questa società fu instituità per restituire la pace (<text:span text:style-name="T11">fu instituita ma di fatto non servì a nulla</text:span>).</text:p>
      <text:p text:style-name="P45"/>
      <text:p text:style-name="P18"/>
      <text:p text:style-name="P24">LA DISFATTA DI CAPORETTO</text:p>
      <text:p text:style-name="P24"/>
      <text:p text:style-name="P18"/>
      <text:p text:style-name="P7">Il 24 Ottobre 1917 avvenne anche la disfatta di Caporetto in Italia. Il generale era ancora Cadorna.</text:p>
      <text:p text:style-name="P7">Gli italiani furono costretti alla ritirata fino al fiume Piave per circa 150km.</text:p>
      <text:p text:style-name="P7">Fu una sconfitta gravissima perchè fino ad allora le posizioni si spostarono solo di pochi metri o kilometri, mai di cosi tanto.</text:p>
      <text:p text:style-name="P7">Cadorna affidò la responabilità della sconfitta ai soldati, che disertarono e indietreggiarono di loro iniziativa.</text:p>
      <text:p text:style-name="P46"/>
      <text:p text:style-name="P7"/>
      <text:p text:style-name="P24">LA FINE DELLA GUERRA</text:p>
      <text:p text:style-name="P24"/>
      <text:p text:style-name="P24"/>
      <text:p text:style-name="P7">I primi ministri in tempo di Guerra: <text:s text:c="5"/>Salandra – Paolo Boselli – Vittorio Emanuele Orlando</text:p>
      <text:p text:style-name="P5"/>
      <text:p text:style-name="P7">Con<text:span text:style-name="T1"> Armando Diaz:</text:span> </text:p>
      <text:p text:style-name="P7">Le condizioni di vita nelle trincee furono migliorate. </text:p>
      <text:p text:style-name="P7">Furono promesse concessioni terriere ai contadini in guerra e aiuti alle loro famiglie.</text:p>
      <text:p text:style-name="P7"/>
      <text:p text:style-name="P8">Dal 24 ottobre in poi, progressivamente gli italiani conquistarono terreno. </text:p>
      <text:p text:style-name="P8">La definitiva vittoria avvenne nel Vittorio-Veneto.</text:p>
      <text:p text:style-name="P8">Il giorno <text:span text:style-name="T1">scelto </text:span>per la vittoria finale fu proprio il 24 ottobre del 1918, l'anniversario della disfatta di Caporetto. </text:p>
      <text:p text:style-name="P14">Quel giorno gli austriaci furono definitivamente sconfitti.</text:p>
      <text:p text:style-name="P7"/>
      <text:p text:style-name="P8">Il 4 Novembre venne firmato l'armistizio.</text:p>
      <text:p text:style-name="P5"/>
      <text:p text:style-name="P14">Il fronte orientale si chiuse con l'uscita della Russia dalla Guerra.</text:p>
      <text:p text:style-name="P8">Durante il 1918 tutte le forze dell'alleanza subirono sempre più sconfitte.</text:p>
      <text:p text:style-name="P8"/>
      <text:p text:style-name="P8">La Gemania era in ritirata ma non si era ancora arresa.</text:p>
      <text:p text:style-name="P8"><text:soft-page-break/>In Germania i cittadini si rivoltarono per uscire dalla Guerra.</text:p>
      <text:p text:style-name="P8">Il Kaiser della Germania abdicò e scappò.</text:p>
      <text:p text:style-name="P14">Due giorni dopo si instaura la Repubblica e <text:span text:style-name="T1">il primo atto fu quello di uscire dalla Guerra.</text:span></text:p>
      <text:p text:style-name="P20">La Germania quindi usci dalla Guerra di sua spontanea volontà.</text:p>
      <text:p text:style-name="P8"/>
      <text:p text:style-name="P8">La guerra si concluse ufficialmente l'11 Novembre con l'armistizio firmato dalla Germania.</text:p>
      <text:p text:style-name="P8"/>
      <text:p text:style-name="P19"/>
      <text:p text:style-name="P4"/>
      <text:p text:style-name="P4"/>
      <text:p text:style-name="P4"/>
      <text:p text:style-name="P4"/>
      <text:p text:style-name="P4"/>
      <text:p text:style-name="P41">LE CONSEGUENZE DELLA PRIMA GUERRA MONDIALE</text:p>
      <text:p text:style-name="P34"/>
      <text:p text:style-name="P34"/>
      <text:p text:style-name="P10"/>
      <text:p text:style-name="P10">La conseguenza della fine della Guerra fu <text:span text:style-name="T1">la fine di tutti gli imperi.</text:span></text:p>
      <text:p text:style-name="P10"/>
      <text:p text:style-name="P9">Le ferite più grandi erano di carattere psicologico:</text:p>
      <text:p text:style-name="P1">L'attesa della battaglia</text:p>
      <text:p text:style-name="P1">Il suono delle esplosioni, dei proiettili.</text:p>
      <text:p text:style-name="P1">Infatti le persone soffrivano spesso di malattie mentali.</text:p>
      <text:p text:style-name="P1"/>
      <text:p text:style-name="P9">Il reinserimento delle persone nella società dopo la guerra è stato difficile per i soldati.</text:p>
      <text:p text:style-name="P1"/>
      <text:p text:style-name="Standard"><text:span text:style-name="T4">Gli </text:span><text:span text:style-name="T1">unici vincitori furono le industrie.</text:span></text:p>
      <text:p text:style-name="P1">Per esempio le industrie di macchine o di chimica.</text:p>
      <text:p text:style-name="P1"/>
      <text:p text:style-name="P1"/>
      <text:p text:style-name="P1">Nelle varie regioni di Italia si parlavano solo dialetti e quindi la maggioranza della gente non sapeva l'Italiano. </text:p>
      <text:p text:style-name="Standard"><text:span text:style-name="T8">Al fronte per la prima volta si trovarono fianco a fianco soldati di diverse regioni che hanno dovuto comunicare tramite un unica lingua</text:span><text:span text:style-name="T4">, quindi la Grande Guerra diede luogo a questa occasione positiva di imparare a comunicare tra regioni dive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8M45S</meta:editing-duration>
    <meta:editing-cycles>28</meta:editing-cycles>
    <meta:generator>LibreOffice/5.2.1.2$Windows_x86 LibreOffice_project/31dd62db80d4e60af04904455ec9c9219178d620</meta:generator>
    <dc:date>2017-10-26T18:43:03.287000000</dc:date>
    <meta:document-statistic meta:table-count="0" meta:image-count="0" meta:object-count="0" meta:page-count="4" meta:paragraph-count="88" meta:word-count="1195" meta:character-count="7599" meta:non-whitespace-character-count="6471"/>
    <meta:user-defined meta:name="Info 1"/>
    <meta:user-defined meta:name="Info 2"/>
    <meta:user-defined meta:name="Info 3"/>
    <meta:user-defined meta:name="Info 4"/>
  </office:meta>
</office:document-meta>
</file>